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16" style:family="table">
      <style:table-properties style:width="17.198cm" fo:margin-left="-0.191cm" table:align="left" style:writing-mode="lr-tb"/>
    </style:style>
    <style:style style:name="Tabela16.A" style:family="table-column">
      <style:table-column-properties style:column-width="3.464cm"/>
    </style:style>
    <style:style style:name="Tabela16.B" style:family="table-column">
      <style:table-column-properties style:column-width="2.505cm"/>
    </style:style>
    <style:style style:name="Tabela16.C" style:family="table-column">
      <style:table-column-properties style:column-width="3.874cm"/>
    </style:style>
    <style:style style:name="Tabela16.D" style:family="table-column">
      <style:table-column-properties style:column-width="1.642cm"/>
    </style:style>
    <style:style style:name="Tabela16.E" style:family="table-column">
      <style:table-column-properties style:column-width="2.875cm"/>
    </style:style>
    <style:style style:name="Tabela16.F" style:family="table-column">
      <style:table-column-properties style:column-width="2.838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8.011cm" fo:margin-left="-0.191cm" table:align="left" style:writing-mode="lr-tb"/>
    </style:style>
    <style:style style:name="Tabela17.A" style:family="table-column">
      <style:table-column-properties style:column-width="3.464cm"/>
    </style:style>
    <style:style style:name="Tabela17.B" style:family="table-column">
      <style:table-column-properties style:column-width="2.54cm"/>
    </style:style>
    <style:style style:name="Tabela17.C" style:family="table-column">
      <style:table-column-properties style:column-width="5.461cm"/>
    </style:style>
    <style:style style:name="Tabela17.D" style:family="table-column">
      <style:table-column-properties style:column-width="3.291cm"/>
    </style:style>
    <style:style style:name="Tabela17.E" style:family="table-column">
      <style:table-column-properties style:column-width="3.25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Verdana" fo:font-size="10pt" fo:font-weight="bold" officeooo:rsid="00172a8d" officeooo:paragraph-rsid="00106b39" style:font-size-asian="10pt" style:font-weight-asian="bold" style:font-name-complex="Arial" style:font-size-complex="10pt"/>
    </style:style>
    <style:style style:name="P2" style:family="paragraph" style:parent-style-name="Text_20_body">
      <style:paragraph-properties fo:margin-left="0cm" fo:margin-right="0cm" fo:text-indent="0cm" style:auto-text-indent="false" fo:break-before="page">
        <style:tab-stops>
          <style:tab-stop style:position="0cm"/>
        </style:tab-stops>
      </style:paragraph-properties>
      <style:text-properties style:font-name="Verdana" fo:font-size="10pt" fo:font-weight="bold" officeooo:paragraph-rsid="00106b39" style:font-size-asian="10pt" style:font-weight-asian="bold" style:font-name-complex="Arial" style:font-size-complex="10pt"/>
    </style:style>
    <style:style style:name="P3" style:family="paragraph" style:parent-style-name="Text_20_body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Verdana" fo:font-size="10pt" fo:font-weight="bold" officeooo:paragraph-rsid="00106b39" style:font-size-asian="10pt" style:font-weight-asian="bold" style:font-name-complex="Arial" style:font-size-complex="10pt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font-weight="bold" officeooo:paragraph-rsid="00106b39" style:font-size-asian="10pt" style:font-weight-asian="bold" style:font-name-complex="Arial" style:font-size-complex="10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language="pt" fo:country="BR" fo:font-weight="bold" officeooo:paragraph-rsid="00106b39" style:font-size-asian="10pt" style:font-weight-asian="bold" style:font-name-complex="Arial" style:font-size-complex="10pt"/>
    </style:style>
    <style:style style:name="P6" style:family="paragraph" style:parent-style-name="Text_20_body">
      <style:paragraph-properties fo:margin-left="0cm" fo:margin-right="0cm" fo:margin-top="0.212cm" fo:margin-bottom="0.212cm" style:contextual-spacing="false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language="pt" fo:country="BR" fo:font-weight="bold" officeooo:paragraph-rsid="00106b39" style:font-size-asian="10pt" style:font-weight-asian="bold" style:font-name-complex="Arial" style:font-size-complex="10pt"/>
    </style:style>
    <style:style style:name="P7" style:family="paragraph" style:parent-style-name="Text_20_body">
      <style:paragraph-properties fo:margin-left="0cm" fo:margin-right="0cm" fo:margin-top="0.212cm" fo:margin-bottom="0.212cm" style:contextual-spacing="false" fo:line-height="15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font-name="Verdana" fo:font-size="10pt" fo:language="pt" fo:country="BR" fo:font-weight="bold" officeooo:rsid="00172a8d" officeooo:paragraph-rsid="00106b39" style:font-size-asian="10pt" style:font-weight-asian="bold" style:font-name-complex="Arial" style:font-size-complex="10pt"/>
    </style:style>
    <style:style style:name="P8" style:family="paragraph" style:parent-style-name="Text_20_body">
      <style:paragraph-properties fo:margin-left="0cm" fo:margin-right="0cm" fo:margin-top="0.212cm" fo:margin-bottom="0.212cm" style:contextual-spacing="false" fo:line-height="15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font-name="Verdana" fo:font-size="10pt" fo:language="pt" fo:country="BR" fo:font-weight="bold" officeooo:rsid="00172a8d" officeooo:paragraph-rsid="00106b39" fo:background-color="#ffff00" style:font-size-asian="10pt" style:font-weight-asian="bold" style:font-name-complex="Arial" style:font-size-complex="10pt"/>
    </style:style>
    <style:style style:name="P9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language="pt" fo:country="BR" officeooo:paragraph-rsid="00106b39" style:font-size-asian="10pt" style:font-name-complex="Arial" style:font-size-complex="10pt"/>
    </style:style>
    <style:style style:name="P10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font-name="Verdana" fo:font-size="10pt" fo:language="pt" fo:country="BR" officeooo:rsid="00172a8d" officeooo:paragraph-rsid="00106b39" style:font-size-asian="10pt" style:font-name-complex="Arial" style:font-size-complex="10pt"/>
    </style:style>
    <style:style style:name="P11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language="pt" fo:country="BR" officeooo:paragraph-rsid="00106b39" fo:background-color="#ffff00" style:font-size-asian="10pt" style:font-name-complex="Arial" style:font-size-complex="10pt"/>
    </style:style>
    <style:style style:name="P12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language="pt" fo:country="BR" officeooo:paragraph-rsid="00106b39" fo:background-color="#00ffff" style:font-size-asian="10pt" style:font-name-complex="Arial" style:font-size-complex="10pt"/>
    </style:style>
    <style:style style:name="P13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06b39"/>
    </style:style>
    <style:style style:name="P14" style:family="paragraph" style:parent-style-name="Text_20_body">
      <style:paragraph-properties fo:margin-left="0cm" fo:margin-right="0cm" fo:margin-top="0.212cm" fo:margin-bottom="0.212cm" style:contextual-spacing="false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06b39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fo:language="pt" fo:country="BR" fo:font-weight="bold" officeooo:paragraph-rsid="00106b39" style:font-size-asian="10pt" style:font-weight-asian="bold" style:font-name-complex="Arial" style:font-size-complex="10pt"/>
    </style:style>
    <style:style style:name="T1" style:family="text">
      <style:text-properties style:font-name="Verdana" fo:font-size="10pt" fo:language="pt" fo:country="BR" fo:font-weight="bold" fo:background-color="#ffff00" loext:char-shading-value="0" style:font-size-asian="10pt" style:font-weight-asian="bold" style:font-name-complex="Arial" style:font-size-complex="10pt"/>
    </style:style>
    <style:style style:name="T2" style:family="text">
      <style:text-properties style:font-name="Verdana" fo:font-size="10pt" fo:language="pt" fo:country="BR" fo:font-weight="bold" fo:background-color="#00ffff" loext:char-shading-value="0" style:font-size-asian="10pt" style:font-weight-asian="bold" style:font-name-complex="Arial" style:font-size-complex="10pt"/>
    </style:style>
    <style:style style:name="T3" style:family="text">
      <style:text-properties style:font-name="Verdana" fo:font-size="10pt" fo:language="pt" fo:country="BR" style:font-size-asian="10pt" style:font-name-complex="Arial" style:font-size-complex="10pt"/>
    </style:style>
    <style:style style:name="T4" style:family="text">
      <style:text-properties style:font-name="Verdana" fo:font-size="10pt" fo:language="pt" fo:country="BR" officeooo:rsid="00172a8d" style:font-size-asian="10pt" style:font-name-complex="Arial" style:font-size-complex="10pt"/>
    </style:style>
    <style:style style:name="T5" style:family="text">
      <style:text-properties style:font-name="Verdana" fo:font-size="10pt" fo:language="pt" fo:country="BR" fo:background-color="#ffff00" loext:char-shading-value="0" style:font-size-asian="10pt" style:font-name-complex="Arial" style:font-size-complex="10pt"/>
    </style:style>
    <style:style style:name="T6" style:family="text">
      <style:text-properties style:font-name="Verdana" fo:font-size="10pt" fo:language="pt" fo:country="BR" fo:background-color="#00ffff" loext:char-shading-value="0" style:font-size-asian="10pt" style:font-name-complex="Arial" style:font-size-complex="10pt"/>
    </style:style>
    <style:style style:name="T7" style:family="text">
      <style:text-properties style:font-name="Verdana" fo:font-size="10pt" fo:language="pt" fo:country="BR" style:text-underline-style="solid" style:text-underline-width="auto" style:text-underline-color="font-color" fo:font-weight="bold" fo:background-color="#ffff00" loext:char-shading-value="0" style:font-size-asian="10pt" style:font-weight-asian="bold" style:font-name-complex="Arial" style:font-size-complex="10pt"/>
    </style:style>
    <style:style style:name="T8" style:family="text">
      <style:text-properties style:font-name="Verdana" fo:font-size="10pt" fo:language="pt" fo:country="BR" style:text-underline-style="solid" style:text-underline-width="auto" style:text-underline-color="font-color" fo:font-weight="bold" fo:background-color="#00ffff" loext:char-shading-value="0" style:font-size-asian="10pt" style:font-weight-asian="bold" style:font-name-complex="Arial" style:font-size-complex="10pt"/>
    </style:style>
    <style:style style:name="T9" style:family="text">
      <style:text-properties officeooo:rsid="00172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) Os seguintes custos por departamentos de serviços e apoio foram levantados para as Unidades Coronariana e Intensiva:</text:p>
      <text:p text:style-name="P3"/>
      <text:p text:style-name="P3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 table:style-name="Tabela16.1">
          <table:table-cell table:style-name="Tabela16.A1" office:value-type="string">
            <text:p text:style-name="P5">Departamentos</text:p>
          </table:table-cell>
          <table:table-cell table:style-name="Tabela16.A1" office:value-type="string">
            <text:p text:style-name="P5">Valor Aplicado</text:p>
          </table:table-cell>
          <table:table-cell table:style-name="Tabela16.A1" office:value-type="string">
            <text:p text:style-name="P5">Referência</text:p>
          </table:table-cell>
          <table:table-cell table:style-name="Tabela16.A1" office:value-type="string">
            <text:p text:style-name="P5">Qtde</text:p>
          </table:table-cell>
          <table:table-cell table:style-name="Tabela16.A1" office:value-type="string">
            <text:p text:style-name="P5">Coronariana</text:p>
          </table:table-cell>
          <table:table-cell table:style-name="Tabela16.A1" office:value-type="string">
            <text:p text:style-name="P5">Intensiva</text:p>
          </table:table-cell>
        </table:table-row>
        <table:table-row table:style-name="Tabela16.1">
          <table:table-cell table:style-name="Tabela16.A1" office:value-type="string">
            <text:p text:style-name="P9">Médico</text:p>
          </table:table-cell>
          <table:table-cell table:style-name="Tabela16.A1" office:value-type="string">
            <text:p text:style-name="P9">$200.000</text:p>
          </table:table-cell>
          <table:table-cell table:style-name="Tabela16.A1" office:value-type="string">
            <text:p text:style-name="P9">Nr de Médicos</text:p>
          </table:table-cell>
          <table:table-cell table:style-name="Tabela16.A1" office:value-type="string">
            <text:p text:style-name="P9">10</text:p>
          </table:table-cell>
          <table:table-cell table:style-name="Tabela16.A1" office:value-type="string">
            <text:p text:style-name="P13"><text:span text:style-name="T3">6 <text:s/></text:span><text:span text:style-name="T4">(60%)</text:span></text:p>
          </table:table-cell>
          <table:table-cell table:style-name="Tabela16.A1" office:value-type="string">
            <text:p text:style-name="P13"><text:span text:style-name="T3">4 </text:span><text:span text:style-name="T4">(40%)</text:span><text:span text:style-name="T3"> </text:span></text:p>
          </table:table-cell>
        </table:table-row>
        <table:table-row table:style-name="Tabela16.1">
          <table:table-cell table:style-name="Tabela16.A1" office:value-type="string">
            <text:p text:style-name="P9">Enfermagem</text:p>
          </table:table-cell>
          <table:table-cell table:style-name="Tabela16.A1" office:value-type="string">
            <text:p text:style-name="P9">$150.000</text:p>
          </table:table-cell>
          <table:table-cell table:style-name="Tabela16.A1" office:value-type="string">
            <text:p text:style-name="P9">Nr de Enfermeiros e Técnicos</text:p>
          </table:table-cell>
          <table:table-cell table:style-name="Tabela16.A1" office:value-type="string">
            <text:p text:style-name="P9">20</text:p>
          </table:table-cell>
          <table:table-cell table:style-name="Tabela16.A1" office:value-type="string">
            <text:p text:style-name="P9">12 <text:span text:style-name="T9">(60%)</text:span></text:p>
          </table:table-cell>
          <table:table-cell table:style-name="Tabela16.A1" office:value-type="string">
            <text:p text:style-name="P9">8 <text:span text:style-name="T9">(40%)</text:span></text:p>
          </table:table-cell>
        </table:table-row>
        <table:table-row table:style-name="Tabela16.1">
          <table:table-cell table:style-name="Tabela16.A1" office:value-type="string">
            <text:p text:style-name="P9">Farmácia</text:p>
          </table:table-cell>
          <table:table-cell table:style-name="Tabela16.A1" office:value-type="string">
            <text:p text:style-name="P9">$200.000</text:p>
          </table:table-cell>
          <table:table-cell table:style-name="Tabela16.A1" office:value-type="string">
            <text:p text:style-name="P9">Consumo de Medicamentos</text:p>
          </table:table-cell>
          <table:table-cell table:style-name="Tabela16.A1" office:value-type="string">
            <text:p text:style-name="P9">100%</text:p>
          </table:table-cell>
          <table:table-cell table:style-name="Tabela16.A1" office:value-type="string">
            <text:p text:style-name="P9">35%</text:p>
          </table:table-cell>
          <table:table-cell table:style-name="Tabela16.A1" office:value-type="string">
            <text:p text:style-name="P9">65%</text:p>
          </table:table-cell>
        </table:table-row>
        <table:table-row table:style-name="Tabela16.1">
          <table:table-cell table:style-name="Tabela16.A1" office:value-type="string">
            <text:p text:style-name="P9">Nutrição</text:p>
          </table:table-cell>
          <table:table-cell table:style-name="Tabela16.A1" office:value-type="string">
            <text:p text:style-name="P9">$120.000</text:p>
          </table:table-cell>
          <table:table-cell table:style-name="Tabela16.A1" office:value-type="string">
            <text:p text:style-name="P9">Nr de Refeições</text:p>
          </table:table-cell>
          <table:table-cell table:style-name="Tabela16.A1" office:value-type="string">
            <text:p text:style-name="P9">4.080</text:p>
          </table:table-cell>
          <table:table-cell table:style-name="Tabela16.A1" office:value-type="string">
            <text:p text:style-name="P9">2.856 <text:span text:style-name="T9">(70%)</text:span></text:p>
          </table:table-cell>
          <table:table-cell table:style-name="Tabela16.A1" office:value-type="string">
            <text:p text:style-name="P9">1.224 <text:span text:style-name="T9">(30%)</text:span></text:p>
          </table:table-cell>
        </table:table-row>
        <table:table-row table:style-name="Tabela16.1">
          <table:table-cell table:style-name="Tabela16.A1" office:value-type="string">
            <text:p text:style-name="P9">Hotelaria</text:p>
          </table:table-cell>
          <table:table-cell table:style-name="Tabela16.A1" office:value-type="string">
            <text:p text:style-name="P9">$80.000</text:p>
          </table:table-cell>
          <table:table-cell table:style-name="Tabela16.A1" office:value-type="string">
            <text:p text:style-name="P13"><text:span text:style-name="T3">Nr de </text:span><text:span text:style-name="T5">Leitos</text:span></text:p>
          </table:table-cell>
          <table:table-cell table:style-name="Tabela16.A1" office:value-type="string">
            <text:p text:style-name="P9">10</text:p>
          </table:table-cell>
          <table:table-cell table:style-name="Tabela16.A1" office:value-type="string">
            <text:p text:style-name="P11">6 <text:span text:style-name="T9">(60%)</text:span></text:p>
          </table:table-cell>
          <table:table-cell table:style-name="Tabela16.A1" office:value-type="string">
            <text:p text:style-name="P11">4 <text:span text:style-name="T9">(40%)</text:span></text:p>
          </table:table-cell>
        </table:table-row>
        <table:table-row table:style-name="Tabela16.1">
          <table:table-cell table:style-name="Tabela16.A1" office:value-type="string">
            <text:p text:style-name="P9">Lavanderia</text:p>
          </table:table-cell>
          <table:table-cell table:style-name="Tabela16.A1" office:value-type="string">
            <text:p text:style-name="P9">$30.000</text:p>
          </table:table-cell>
          <table:table-cell table:style-name="Tabela16.A1" office:value-type="string">
            <text:p text:style-name="P9">Kg de Roupas</text:p>
          </table:table-cell>
          <table:table-cell table:style-name="Tabela16.A1" office:value-type="string">
            <text:p text:style-name="P9">1.200</text:p>
          </table:table-cell>
          <table:table-cell table:style-name="Tabela16.A1" office:value-type="string">
            <text:p text:style-name="P9">900 <text:span text:style-name="T9">(75%)</text:span></text:p>
          </table:table-cell>
          <table:table-cell table:style-name="Tabela16.A1" office:value-type="string">
            <text:p text:style-name="P9">300 <text:span text:style-name="T9">(25%)</text:span></text:p>
          </table:table-cell>
        </table:table-row>
        <table:table-row table:style-name="Tabela16.1">
          <table:table-cell table:style-name="Tabela16.A1" office:value-type="string">
            <text:p text:style-name="P9">Administrativo</text:p>
          </table:table-cell>
          <table:table-cell table:style-name="Tabela16.A1" office:value-type="string">
            <text:p text:style-name="P9">$40.000</text:p>
          </table:table-cell>
          <table:table-cell table:style-name="Tabela16.A1" office:value-type="string">
            <text:p text:style-name="P13"><text:span text:style-name="T3">Nr de </text:span><text:span text:style-name="T6">Pacientes</text:span></text:p>
          </table:table-cell>
          <table:table-cell table:style-name="Tabela16.A1" office:value-type="string">
            <text:p text:style-name="P9">34</text:p>
          </table:table-cell>
          <table:table-cell table:style-name="Tabela16.A1" office:value-type="string">
            <text:p text:style-name="P12">24 <text:span text:style-name="T9">(70,5%)</text:span></text:p>
          </table:table-cell>
          <table:table-cell table:style-name="Tabela16.A1" office:value-type="string">
            <text:p text:style-name="P12">10 <text:span text:style-name="T9">(29,5%)</text:span></text:p>
          </table:table-cell>
        </table:table-row>
      </table:table>
      <text:p text:style-name="P3"/>
      <text:p text:style-name="P3"/>
      <text:p text:style-name="P4">Calcule o Custo de cada Unidade relacionada utilizando para rateio as referências dadas aos departamentos listados:</text:p>
      <text:p text:style-name="P3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office:value-type="string">
            <text:p text:style-name="P5">Departamentos</text:p>
          </table:table-cell>
          <table:table-cell table:style-name="Tabela17.A1" office:value-type="string">
            <text:p text:style-name="P5">Valor Aplicado</text:p>
          </table:table-cell>
          <table:table-cell table:style-name="Tabela17.A1" office:value-type="string">
            <text:p text:style-name="P5">Referência</text:p>
          </table:table-cell>
          <table:table-cell table:style-name="Tabela17.A1" office:value-type="string">
            <text:p text:style-name="P5">Coronária</text:p>
          </table:table-cell>
          <table:table-cell table:style-name="Tabela17.A1" office:value-type="string">
            <text:p text:style-name="P5">Intensiva</text:p>
          </table:table-cell>
        </table:table-row>
        <table:table-row table:style-name="Tabela17.1">
          <table:table-cell table:style-name="Tabela17.A1" office:value-type="string">
            <text:p text:style-name="P9">Médico</text:p>
          </table:table-cell>
          <table:table-cell table:style-name="Tabela17.A1" office:value-type="string">
            <text:p text:style-name="P9">$200.000</text:p>
          </table:table-cell>
          <table:table-cell table:style-name="Tabela17.A1" office:value-type="string">
            <text:p text:style-name="P9">Nr de Médicos</text:p>
          </table:table-cell>
          <table:table-cell table:style-name="Tabela17.A1" office:value-type="string">
            <text:p text:style-name="P10">120.000</text:p>
          </table:table-cell>
          <table:table-cell table:style-name="Tabela17.A1" office:value-type="string">
            <text:p text:style-name="P10">80.000</text:p>
          </table:table-cell>
        </table:table-row>
        <table:table-row table:style-name="Tabela17.1">
          <table:table-cell table:style-name="Tabela17.A1" office:value-type="string">
            <text:p text:style-name="P9">Enfermagem</text:p>
          </table:table-cell>
          <table:table-cell table:style-name="Tabela17.A1" office:value-type="string">
            <text:p text:style-name="P9">$150.000</text:p>
          </table:table-cell>
          <table:table-cell table:style-name="Tabela17.A1" office:value-type="string">
            <text:p text:style-name="P9">Nr de Enfermeiros e Técnicos</text:p>
          </table:table-cell>
          <table:table-cell table:style-name="Tabela17.A1" office:value-type="string">
            <text:p text:style-name="P10">90.000</text:p>
          </table:table-cell>
          <table:table-cell table:style-name="Tabela17.A1" office:value-type="string">
            <text:p text:style-name="P10">60.000</text:p>
          </table:table-cell>
        </table:table-row>
        <table:table-row table:style-name="Tabela17.1">
          <table:table-cell table:style-name="Tabela17.A1" office:value-type="string">
            <text:p text:style-name="P9">Farmácia</text:p>
          </table:table-cell>
          <table:table-cell table:style-name="Tabela17.A1" office:value-type="string">
            <text:p text:style-name="P9">$200.000</text:p>
          </table:table-cell>
          <table:table-cell table:style-name="Tabela17.A1" office:value-type="string">
            <text:p text:style-name="P9">Consumo de Medicamentos</text:p>
          </table:table-cell>
          <table:table-cell table:style-name="Tabela17.A1" office:value-type="string">
            <text:p text:style-name="P10">70.000</text:p>
          </table:table-cell>
          <table:table-cell table:style-name="Tabela17.A1" office:value-type="string">
            <text:p text:style-name="P10">130.000</text:p>
          </table:table-cell>
        </table:table-row>
        <table:table-row table:style-name="Tabela17.1">
          <table:table-cell table:style-name="Tabela17.A1" office:value-type="string">
            <text:p text:style-name="P9">Nutrição</text:p>
          </table:table-cell>
          <table:table-cell table:style-name="Tabela17.A1" office:value-type="string">
            <text:p text:style-name="P9">$120.000</text:p>
          </table:table-cell>
          <table:table-cell table:style-name="Tabela17.A1" office:value-type="string">
            <text:p text:style-name="P9">Nr de Refeições</text:p>
          </table:table-cell>
          <table:table-cell table:style-name="Tabela17.A1" office:value-type="string">
            <text:p text:style-name="P10">84.000</text:p>
          </table:table-cell>
          <table:table-cell table:style-name="Tabela17.A1" office:value-type="string">
            <text:p text:style-name="P10">36.000</text:p>
          </table:table-cell>
        </table:table-row>
        <table:table-row table:style-name="Tabela17.1">
          <table:table-cell table:style-name="Tabela17.A1" office:value-type="string">
            <text:p text:style-name="P9">Hotelaria</text:p>
          </table:table-cell>
          <table:table-cell table:style-name="Tabela17.A1" office:value-type="string">
            <text:p text:style-name="P9">$80.000</text:p>
          </table:table-cell>
          <table:table-cell table:style-name="Tabela17.A1" office:value-type="string">
            <text:p text:style-name="P9">Nr de Leitos</text:p>
          </table:table-cell>
          <table:table-cell table:style-name="Tabela17.A1" office:value-type="string">
            <text:p text:style-name="P10">48.000</text:p>
          </table:table-cell>
          <table:table-cell table:style-name="Tabela17.A1" office:value-type="string">
            <text:p text:style-name="P10">32.000</text:p>
          </table:table-cell>
        </table:table-row>
        <table:table-row table:style-name="Tabela17.1">
          <table:table-cell table:style-name="Tabela17.A1" office:value-type="string">
            <text:p text:style-name="P9">Lavanderia</text:p>
          </table:table-cell>
          <table:table-cell table:style-name="Tabela17.A1" office:value-type="string">
            <text:p text:style-name="P9">$30.000</text:p>
          </table:table-cell>
          <table:table-cell table:style-name="Tabela17.A1" office:value-type="string">
            <text:p text:style-name="P9">Kg de Roupas</text:p>
          </table:table-cell>
          <table:table-cell table:style-name="Tabela17.A1" office:value-type="string">
            <text:p text:style-name="P10">22.500</text:p>
          </table:table-cell>
          <table:table-cell table:style-name="Tabela17.A1" office:value-type="string">
            <text:p text:style-name="P10">7.500</text:p>
          </table:table-cell>
        </table:table-row>
        <table:table-row table:style-name="Tabela17.1">
          <table:table-cell table:style-name="Tabela17.A1" office:value-type="string">
            <text:p text:style-name="P9">Administrativo</text:p>
          </table:table-cell>
          <table:table-cell table:style-name="Tabela17.A1" office:value-type="string">
            <text:p text:style-name="P9">$40.000</text:p>
          </table:table-cell>
          <table:table-cell table:style-name="Tabela17.A1" office:value-type="string">
            <text:p text:style-name="P9">Nr de Pacientes</text:p>
          </table:table-cell>
          <table:table-cell table:style-name="Tabela17.A1" office:value-type="string">
            <text:p text:style-name="P10">28.200</text:p>
          </table:table-cell>
          <table:table-cell table:style-name="Tabela17.A1" office:value-type="string">
            <text:p text:style-name="P10">11.800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6">TOTAL DE CADA CENTRO DE CUSTO</text:p>
          </table:table-cell>
          <table:covered-table-cell/>
          <table:covered-table-cell/>
          <table:table-cell table:style-name="Tabela17.A1" office:value-type="string">
            <text:p text:style-name="P8">462.700</text:p>
          </table:table-cell>
          <table:table-cell table:style-name="Tabela17.A1" office:value-type="string">
            <text:p text:style-name="P8">357.300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14"><text:span text:style-name="T1">CUSTO POR CENTRO DE CUSTO </text:span><text:span text:style-name="T7">LEITO</text:span><text:span text:style-name="T1"> <text:s/></text:span></text:p>
          </table:table-cell>
          <table:covered-table-cell/>
          <table:covered-table-cell/>
          <table:table-cell table:style-name="Tabela17.A1" office:value-type="string">
            <text:p text:style-name="P8">77.116,70</text:p>
          </table:table-cell>
          <table:table-cell table:style-name="Tabela17.A1" office:value-type="string">
            <text:p text:style-name="P8">89.325</text:p>
          </table:table-cell>
        </table:table-row>
        <text:soft-page-break/>
        <table:table-row table:style-name="Tabela17.1">
          <table:table-cell table:style-name="Tabela17.A1" table:number-columns-spanned="3" office:value-type="string">
            <text:p text:style-name="P14"><text:span text:style-name="T2">CUSTO POR CENTRO DE CUSTO </text:span><text:span text:style-name="T8">PACIENTE</text:span></text:p>
          </table:table-cell>
          <table:covered-table-cell/>
          <table:covered-table-cell/>
          <table:table-cell table:style-name="Tabela17.A1" office:value-type="string">
            <text:p text:style-name="P7">19.279,20</text:p>
          </table:table-cell>
          <table:table-cell table:style-name="Tabela17.A1" office:value-type="string">
            <text:p text:style-name="P7">35.730</text:p>
          </table:table-cell>
        </table:table-row>
      </table:table>
      <text:p text:style-name="P1"/>
      <text:p text:style-name="P1">Gustavo Magalhães Mendes de Tarso</text:p>
      <text:p text:style-name="P1">Gustavo Rocha</text:p>
      <text:p text:style-name="P1">Glaucia Finoti</text:p>
      <text:p text:style-name="P1">Leandro Nóbrega</text:p>
      <text:p text:style-name="P1">Leonardo Botelho</text:p>
      <text:p text:style-name="P1">Tatiane Brav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21:22:35.941892314</meta:creation-date>
    <dc:date>2026-02-03T21:30:03.693907470</dc:date>
    <meta:editing-duration>PT1M3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2" meta:paragraph-count="105" meta:word-count="207" meta:character-count="1284" meta:non-whitespace-character-count="1178"/>
  </office:meta>
</office:document-meta>
</file>